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style:font-size-asian="48pt" style:font-size-complex="48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0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Disassembling and </text:span><text:span text:style-name="T1"><text:line-break/></text:span><text:span text:style-name="T1">Cracking Simple Binary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Sintaks GDB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Intel atau AT&amp;T?</text:p>
              </text:list-item>
              <text:list-item>
                <text:p text:style-name="P1">Set disassembly-flavor sintaks (intel/att)</text:p>
              </text:list-item>
              <text:list-item>
                <text:p text:style-name="P1">Disassassembly address/fungsi untuk melihat isi program dengan bahasa assembly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placeholder="true" presentation:user-transformed="true">
          <draw:text-box/>
        </draw:frame>
        <draw:frame presentation:style-name="pr8" draw:text-style-name="P1" draw:layer="layout" svg:width="25.061cm" svg:height="9.716cm" svg:x="1.397cm" svg:y="4cm" presentation:class="outline" presentation:placeholder="true" presentation:user-transformed="true">
          <draw:text-box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5H1M2S</meta:editing-duration>
    <meta:editing-cycles>23</meta:editing-cycles>
    <meta:generator>LibreOffice/7.3.2.2$Linux_X86_64 LibreOffice_project/30$Build-2</meta:generator>
    <dc:title>Vivid</dc:title>
    <dc:date>2022-05-06T21:45:33.294868060</dc:date>
    <meta:document-statistic meta:object-count="80"/>
  </office:meta>
</office:document-meta>
</file>